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5e45" officeooo:paragraph-rsid="00165e45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16c1a6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 office:name="__Annotation__10_697103655" loext:resolved="false"><dc:creator>Unknown Author</dc:creator><dc:date>2022-11-24T15:49:03.086253681</dc:date><text:p text:style-name="P2"><text:span text:style-name="T2">Nice comment over here.</text:span></text:p></office:annotation><text:span text:style-name="T1">T</text:span>est<office:annotation-end office:name="__Annotation__10_69710365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5:35:24.345387153</meta:creation-date>
    <dc:date>2022-11-24T15:49:07.935885646</dc:date>
    <meta:editing-duration>PT51S</meta:editing-duration>
    <meta:editing-cycles>3</meta:editing-cycles>
    <meta:generator>LibreOfficeDev/7.5.0.0.alpha0$Linux_X86_64 LibreOffice_project/f7f33221391ba835f536a1c01f4aa2a31fa0a94c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